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officeooo:rsid="002f00a3" officeooo:paragraph-rsid="00336e82"/>
    </style:style>
    <style:style style:name="P2" style:family="paragraph" style:parent-style-name="Standard" style:list-style-name="L1">
      <style:paragraph-properties fo:text-align="justify" style:justify-single-word="false"/>
      <style:text-properties officeooo:rsid="00336e82" officeooo:paragraph-rsid="00336e82"/>
    </style:style>
    <style:style style:name="P3" style:family="paragraph" style:parent-style-name="Standard" style:list-style-name="L1">
      <style:paragraph-properties fo:text-align="justify" style:justify-single-word="false"/>
      <style:text-properties officeooo:rsid="0033ea7a" officeooo:paragraph-rsid="0033ea7a"/>
    </style:style>
    <style:style style:name="P4"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b8319" officeooo:paragraph-rsid="0039f0ec" style:font-weight-asian="normal" style:font-weight-complex="normal"/>
    </style:style>
    <style:style style:name="P5"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d6cec" officeooo:paragraph-rsid="003d6cec" style:font-weight-asian="normal" style:font-weight-complex="normal"/>
    </style:style>
    <style:style style:name="P6"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f2e98" officeooo:paragraph-rsid="003f2e98" style:font-weight-asian="normal" style:font-weight-complex="normal"/>
    </style:style>
    <style:style style:name="P7"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f2e98" officeooo:paragraph-rsid="004c0be4"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52dc2" officeooo:paragraph-rsid="004c0be4"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608f5" officeooo:paragraph-rsid="00452dc2"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608f5" officeooo:paragraph-rsid="004608f5"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63a7d" officeooo:paragraph-rsid="00463a7d"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8f5d9" officeooo:paragraph-rsid="0048f5d9"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8f5d9" officeooo:paragraph-rsid="004a4256"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a4256" officeooo:paragraph-rsid="004a4256"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39f0ec" officeooo:paragraph-rsid="0039f0ec" style:font-weight-asian="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12e23" officeooo:paragraph-rsid="00412e23" style:font-weight-asian="normal" style:font-weight-complex="normal"/>
    </style:style>
    <style:style style:name="P17"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normal" officeooo:rsid="004d9445" officeooo:paragraph-rsid="004d9445" style:font-weight-asian="normal" style:font-weight-complex="normal"/>
    </style:style>
    <style:style style:name="P18" style:family="paragraph" style:parent-style-name="Standard">
      <style:paragraph-properties fo:text-align="justify" style:justify-single-word="false"/>
      <style:text-properties fo:font-variant="normal" fo:text-transform="none" fo:color="#000000" style:font-name="sans-serif" fo:font-size="10.5pt" fo:letter-spacing="normal" fo:font-style="normal" fo:font-weight="bold" officeooo:rsid="004608f5" officeooo:paragraph-rsid="004608f5" style:font-weight-asian="bold" style:font-weight-complex="bold"/>
    </style:style>
    <style:style style:name="P19" style:family="paragraph" style:parent-style-name="Standard">
      <style:paragraph-properties fo:text-align="justify" style:justify-single-word="false"/>
      <style:text-properties fo:font-weight="bold" officeooo:rsid="003b8a23" officeooo:paragraph-rsid="003b8a23" style:font-weight-asian="bold" style:font-weight-complex="bold"/>
    </style:style>
    <style:style style:name="P20" style:family="paragraph" style:parent-style-name="Standard">
      <style:paragraph-properties fo:text-align="justify" style:justify-single-word="false"/>
      <style:text-properties fo:font-weight="bold" officeooo:rsid="001eb876" officeooo:paragraph-rsid="001eb876" style:font-weight-asian="bold" style:font-weight-complex="bold"/>
    </style:style>
    <style:style style:name="P21" style:family="paragraph" style:parent-style-name="Standard">
      <style:paragraph-properties fo:text-align="justify" style:justify-single-word="false"/>
      <style:text-properties fo:font-weight="bold" officeooo:rsid="002651e2" officeooo:paragraph-rsid="002651e2" style:font-weight-asian="bold" style:font-weight-complex="bold"/>
    </style:style>
    <style:style style:name="P22" style:family="paragraph" style:parent-style-name="Standard">
      <style:paragraph-properties fo:text-align="justify" style:justify-single-word="false"/>
      <style:text-properties officeooo:rsid="001eb876" officeooo:paragraph-rsid="001eb876"/>
    </style:style>
    <style:style style:name="P23" style:family="paragraph" style:parent-style-name="Standard">
      <style:paragraph-properties fo:text-align="justify" style:justify-single-word="false"/>
      <style:text-properties officeooo:rsid="001eb876" officeooo:paragraph-rsid="0021d7b9"/>
    </style:style>
    <style:style style:name="P24" style:family="paragraph" style:parent-style-name="Standard">
      <style:paragraph-properties fo:text-align="justify" style:justify-single-word="false"/>
      <style:text-properties officeooo:rsid="001eb876" officeooo:paragraph-rsid="002447aa"/>
    </style:style>
    <style:style style:name="P25" style:family="paragraph" style:parent-style-name="Standard">
      <style:paragraph-properties fo:text-align="justify" style:justify-single-word="false"/>
      <style:text-properties officeooo:rsid="004a7616" officeooo:paragraph-rsid="004a7616"/>
    </style:style>
    <style:style style:name="P26" style:family="paragraph" style:parent-style-name="Standard">
      <style:paragraph-properties fo:text-align="justify" style:justify-single-word="false"/>
      <style:text-properties officeooo:rsid="00281ac6" officeooo:paragraph-rsid="002651e2"/>
    </style:style>
    <style:style style:name="P27" style:family="paragraph" style:parent-style-name="Standard">
      <style:paragraph-properties fo:text-align="justify" style:justify-single-word="false"/>
      <style:text-properties officeooo:rsid="00281ac6" officeooo:paragraph-rsid="00281ac6"/>
    </style:style>
    <style:style style:name="P28" style:family="paragraph" style:parent-style-name="Standard">
      <style:paragraph-properties fo:text-align="justify" style:justify-single-word="false"/>
      <style:text-properties officeooo:rsid="00281ac6" officeooo:paragraph-rsid="00296626"/>
    </style:style>
    <style:style style:name="P29" style:family="paragraph" style:parent-style-name="Standard">
      <style:paragraph-properties fo:text-align="justify" style:justify-single-word="false"/>
      <style:text-properties officeooo:rsid="003b8a23" officeooo:paragraph-rsid="003b8a23"/>
    </style:style>
    <style:style style:name="P30" style:family="paragraph" style:parent-style-name="Standard">
      <style:paragraph-properties fo:text-align="justify" style:justify-single-word="false"/>
      <style:text-properties officeooo:rsid="0021d7b9" officeooo:paragraph-rsid="002447aa"/>
    </style:style>
    <style:style style:name="P31" style:family="paragraph" style:parent-style-name="Standard">
      <style:paragraph-properties fo:text-align="justify" style:justify-single-word="false"/>
      <style:text-properties officeooo:rsid="002651e2" officeooo:paragraph-rsid="002651e2"/>
    </style:style>
    <style:style style:name="P32" style:family="paragraph" style:parent-style-name="Standard">
      <style:paragraph-properties fo:text-align="justify" style:justify-single-word="false"/>
      <style:text-properties officeooo:rsid="00296626" officeooo:paragraph-rsid="00296626"/>
    </style:style>
    <style:style style:name="P33" style:family="paragraph" style:parent-style-name="Standard">
      <style:paragraph-properties fo:text-align="justify" style:justify-single-word="false"/>
      <style:text-properties officeooo:rsid="00296626" officeooo:paragraph-rsid="002a4c0c"/>
    </style:style>
    <style:style style:name="P34" style:family="paragraph" style:parent-style-name="Standard">
      <style:paragraph-properties fo:text-align="justify" style:justify-single-word="false"/>
      <style:text-properties officeooo:rsid="00296626" officeooo:paragraph-rsid="00399143"/>
    </style:style>
    <style:style style:name="P35" style:family="paragraph" style:parent-style-name="Standard">
      <style:paragraph-properties fo:text-align="justify" style:justify-single-word="false"/>
      <style:text-properties officeooo:rsid="002a4c0c" officeooo:paragraph-rsid="002a4c0c"/>
    </style:style>
    <style:style style:name="P36" style:family="paragraph" style:parent-style-name="Standard">
      <style:paragraph-properties fo:text-align="justify" style:justify-single-word="false"/>
      <style:text-properties officeooo:rsid="002c45fb" officeooo:paragraph-rsid="00373170"/>
    </style:style>
    <style:style style:name="P37" style:family="paragraph" style:parent-style-name="Standard">
      <style:paragraph-properties fo:text-align="justify" style:justify-single-word="false"/>
      <style:text-properties officeooo:rsid="00373170" officeooo:paragraph-rsid="0033ea7a"/>
    </style:style>
    <style:style style:name="P38" style:family="paragraph" style:parent-style-name="Standard">
      <style:paragraph-properties fo:text-align="justify" style:justify-single-word="false"/>
      <style:text-properties officeooo:rsid="00373170" officeooo:paragraph-rsid="00373170"/>
    </style:style>
    <style:style style:name="P39" style:family="paragraph" style:parent-style-name="Standard">
      <style:paragraph-properties fo:text-align="justify" style:justify-single-word="false"/>
      <style:text-properties officeooo:rsid="00379263" officeooo:paragraph-rsid="00379263"/>
    </style:style>
    <style:style style:name="P40" style:family="paragraph" style:parent-style-name="Standard">
      <style:paragraph-properties fo:text-align="justify" style:justify-single-word="false"/>
      <style:text-properties officeooo:rsid="00399143" officeooo:paragraph-rsid="00399143"/>
    </style:style>
    <style:style style:name="P41" style:family="paragraph" style:parent-style-name="Standard">
      <style:paragraph-properties fo:text-align="justify" style:justify-single-word="false"/>
      <style:text-properties officeooo:rsid="00399143" officeooo:paragraph-rsid="0039f0ec"/>
    </style:style>
    <style:style style:name="P42" style:family="paragraph" style:parent-style-name="Standard">
      <style:paragraph-properties fo:text-align="justify" style:justify-single-word="false"/>
      <style:text-properties officeooo:rsid="00399143" officeooo:paragraph-rsid="004c0be4"/>
    </style:style>
    <style:style style:name="P43" style:family="paragraph" style:parent-style-name="Standard">
      <style:paragraph-properties fo:text-align="justify" style:justify-single-word="false"/>
      <style:text-properties officeooo:rsid="0039f0ec" officeooo:paragraph-rsid="0039f0ec"/>
    </style:style>
    <style:style style:name="P44" style:family="paragraph" style:parent-style-name="Standard">
      <style:paragraph-properties fo:text-align="justify" style:justify-single-word="false"/>
      <style:text-properties officeooo:paragraph-rsid="0039f0ec"/>
    </style:style>
    <style:style style:name="P45" style:family="paragraph" style:parent-style-name="Standard">
      <style:paragraph-properties fo:text-align="justify" style:justify-single-word="false"/>
      <style:text-properties officeooo:rsid="003d6cec" officeooo:paragraph-rsid="003d6cec"/>
    </style:style>
    <style:style style:name="P46" style:family="paragraph" style:parent-style-name="Standard">
      <style:paragraph-properties fo:text-align="justify" style:justify-single-word="false"/>
      <style:text-properties officeooo:rsid="00452dc2" officeooo:paragraph-rsid="00452dc2"/>
    </style:style>
    <style:style style:name="P47" style:family="paragraph" style:parent-style-name="Standard">
      <style:paragraph-properties fo:text-align="justify" style:justify-single-word="false"/>
      <style:text-properties officeooo:rsid="00452dc2" officeooo:paragraph-rsid="004c0be4"/>
    </style:style>
    <style:style style:name="P48" style:family="paragraph" style:parent-style-name="Standard">
      <style:paragraph-properties fo:text-align="justify" style:justify-single-word="false"/>
      <style:text-properties officeooo:rsid="004c0be4" officeooo:paragraph-rsid="004c0be4"/>
    </style:style>
    <style:style style:name="P49" style:family="paragraph" style:parent-style-name="Standard">
      <style:paragraph-properties fo:text-align="justify" style:justify-single-word="false"/>
      <style:text-properties officeooo:rsid="004d9445" officeooo:paragraph-rsid="004d9445"/>
    </style:style>
    <style:style style:name="P50" style:family="paragraph" style:parent-style-name="Standard">
      <style:paragraph-properties fo:text-align="justify" style:justify-single-word="false" fo:break-before="page"/>
      <style:text-properties fo:font-weight="bold" officeooo:rsid="002651e2" officeooo:paragraph-rsid="002651e2" style:font-weight-asian="bold" style:font-weight-complex="bold"/>
    </style:style>
    <style:style style:name="P51" style:family="paragraph" style:parent-style-name="Standard">
      <style:paragraph-properties fo:text-align="justify" style:justify-single-word="false" fo:break-before="page"/>
      <style:text-properties fo:font-weight="bold" officeooo:rsid="0039f0ec" officeooo:paragraph-rsid="0039f0ec" style:font-weight-asian="bold" style:font-weight-complex="bold"/>
    </style:style>
    <style:style style:name="P52" style:family="paragraph" style:parent-style-name="Standard">
      <style:paragraph-properties fo:text-align="justify" style:justify-single-word="false" fo:break-before="page"/>
      <style:text-properties officeooo:rsid="0039f0ec" officeooo:paragraph-rsid="0039f0ec"/>
    </style:style>
    <style:style style:name="P53"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bold" officeooo:rsid="00452dc2" officeooo:paragraph-rsid="004c0be4" style:font-weight-asian="bold" style:font-weight-complex="bold"/>
    </style:style>
    <style:style style:name="P54" style:family="paragraph" style:parent-style-name="Standard">
      <style:paragraph-properties fo:text-align="justify" style:justify-single-word="false" fo:break-before="page"/>
      <style:text-properties fo:font-variant="normal" fo:text-transform="none" fo:color="#000000" style:font-name="sans-serif" fo:font-size="10.5pt" fo:letter-spacing="normal" fo:font-style="normal" fo:font-weight="bold" officeooo:rsid="004d9445" officeooo:paragraph-rsid="004d9445" style:font-weight-asian="bold" style:font-weight-complex="bold"/>
    </style:style>
    <style:style style:name="T1" style:family="text">
      <style:text-properties officeooo:rsid="00205d2c"/>
    </style:style>
    <style:style style:name="T2" style:family="text">
      <style:text-properties officeooo:rsid="00281ac6"/>
    </style:style>
    <style:style style:name="T3" style:family="text">
      <style:text-properties officeooo:rsid="00296626"/>
    </style:style>
    <style:style style:name="T4" style:family="text">
      <style:text-properties officeooo:rsid="002a4c0c"/>
    </style:style>
    <style:style style:name="T5" style:family="text">
      <style:text-properties officeooo:rsid="002fbdd1"/>
    </style:style>
    <style:style style:name="T6" style:family="text">
      <style:text-properties officeooo:rsid="00373170"/>
    </style:style>
    <style:style style:name="T7" style:family="text">
      <style:text-properties fo:font-variant="normal" fo:text-transform="none" fo:color="#000000" fo:letter-spacing="normal" fo:font-weight="normal" style:font-weight-asian="normal" style:font-weight-complex="normal"/>
    </style:style>
    <style:style style:name="T8" style:family="text">
      <style:text-properties fo:font-variant="normal" fo:text-transform="none" fo:color="#000000" style:font-name="sans-serif" fo:font-size="10.5pt" fo:letter-spacing="normal" fo:font-style="normal" fo:font-weight="normal" style:font-weight-asian="normal" style:font-weight-complex="normal"/>
    </style:style>
    <style:style style:name="T9" style:family="text">
      <style:text-properties fo:font-variant="normal" fo:text-transform="none" fo:color="#000000" style:font-name="sans-serif" fo:font-size="10.5pt" fo:letter-spacing="normal" fo:font-style="normal" fo:font-weight="normal" officeooo:rsid="0039f0ec" style:font-weight-asian="normal" style:font-weight-complex="normal"/>
    </style:style>
    <style:style style:name="T10" style:family="text">
      <style:text-properties fo:font-variant="normal" fo:text-transform="none" fo:color="#000000" style:font-name="sans-serif" fo:font-size="10.5pt" fo:letter-spacing="normal" fo:font-style="normal" fo:font-weight="normal" officeooo:rsid="003b8319" style:font-weight-asian="normal" style:font-weight-complex="normal"/>
    </style:style>
    <style:style style:name="T11" style:family="text">
      <style:text-properties fo:font-variant="normal" fo:text-transform="none" fo:color="#000000" style:font-name="sans-serif" fo:font-size="10.5pt" fo:letter-spacing="normal" fo:font-style="normal" fo:font-weight="normal" officeooo:rsid="003f2e98" style:font-weight-asian="normal" style:font-weight-complex="normal"/>
    </style:style>
    <style:style style:name="T12" style:family="text">
      <style:text-properties fo:font-variant="normal" fo:text-transform="none" fo:color="#000000" style:font-name="sans-serif" fo:font-size="10.5pt" fo:letter-spacing="normal" fo:font-style="normal" fo:font-weight="normal" officeooo:rsid="004608f5" style:font-weight-asian="normal" style:font-weight-complex="normal"/>
    </style:style>
    <style:style style:name="T13" style:family="text">
      <style:text-properties fo:font-variant="normal" fo:text-transform="none" fo:color="#000000" style:font-name="sans-serif" fo:font-size="10.5pt" fo:letter-spacing="normal" fo:font-style="normal" fo:font-weight="normal" officeooo:rsid="004e6186" style:font-weight-asian="normal" style:font-weight-complex="normal"/>
    </style:style>
    <style:style style:name="T14" style:family="text">
      <style:text-properties fo:font-variant="normal" fo:text-transform="none" fo:color="#000000" style:font-name="sans-serif" fo:font-size="10.5pt" fo:letter-spacing="normal" fo:font-style="normal" fo:font-weight="bold" style:font-weight-asian="bold" style:font-weight-complex="bold"/>
    </style:style>
    <style:style style:name="T15" style:family="text">
      <style:text-properties fo:font-variant="normal" fo:text-transform="none" fo:color="#000000" style:font-name="sans-serif" fo:font-size="10.5pt" fo:letter-spacing="normal" fo:font-style="normal" fo:font-weight="bold" officeooo:rsid="0048f5d9" style:font-weight-asian="bold" style:font-weight-complex="bold"/>
    </style:style>
    <style:style style:name="T16"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fo:background-color="#ffffff" loext:char-shading-value="0" style:font-weight-asian="normal" style:font-weight-complex="normal"/>
    </style:style>
    <style:style style:name="T17"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39f0ec" style:text-blinking="false" fo:background-color="#ffffff" loext:char-shading-value="0" style:font-weight-asian="normal" style:font-weight-complex="normal"/>
    </style:style>
    <style:style style:name="T18" style:family="text">
      <style:text-properties fo:color="#000000" fo:font-weight="normal" officeooo:rsid="0039f0ec" style:font-weight-asian="normal" style:font-weight-complex="normal"/>
    </style:style>
    <style:style style:name="T19" style:family="text">
      <style:text-properties fo:color="#000000" fo:font-weight="bold" officeooo:rsid="0039f0ec" style:font-weight-asian="bold" style:font-weight-complex="bold"/>
    </style:style>
    <style:style style:name="T20" style:family="text">
      <style:text-properties fo:color="#000000" fo:font-weight="bold" officeooo:rsid="0048f5d9" style:font-weight-asian="bold" style:font-weight-complex="bold"/>
    </style:style>
    <style:style style:name="T21" style:family="text">
      <style:text-properties officeooo:rsid="00399143"/>
    </style:style>
    <style:style style:name="T22" style:family="text">
      <style:text-properties officeooo:rsid="0039f0ec"/>
    </style:style>
    <style:style style:name="T23" style:family="text">
      <style:text-properties officeooo:rsid="00412e23"/>
    </style:style>
    <style:style style:name="T24" style:family="text">
      <style:text-properties officeooo:rsid="0047caed"/>
    </style:style>
    <style:style style:name="T25" style:family="text">
      <style:text-properties officeooo:rsid="004a4256"/>
    </style:style>
    <style:style style:name="T26" style:family="text">
      <style:text-properties fo:font-weight="bold" style:font-weight-asian="bold" style:font-weight-complex="bold"/>
    </style:style>
    <style:style style:name="T27" style:family="text">
      <style:text-properties officeooo:rsid="004c0be4"/>
    </style:style>
    <style:style style:name="T28" style:family="text">
      <style:text-properties officeooo:rsid="004e6186"/>
    </style:style>
    <style:style style:name="T29" style:family="text">
      <style:text-properties officeooo:rsid="00505d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ichał Glinka AAL Zadanie 7</text:p>
      <text:p text:style-name="P22"/>
      <text:p text:style-name="P19">T7 - Grupy odcinków</text:p>
      <text:p text:style-name="P29"/>
      <text:p text:style-name="P29">Dany jest zbiór odcinków na płaszczyźnie w postaci uporządkowanych czwórek (x1, y1, x2, y2). Część z odcinków może się między sobą przecinać. O odcinkach które się przecinają mówimy, że są połączone. Własność "łączności" odcinków jesr przechodnia, tzn. jeżeli odcinek A jest połaczony z B, natomiast B z C to A jest również połaczony z C. Opracować algorytm, który znajduje wszystkie rozłączne (nie połączone miedzy sobą) grupy powiązanych odcinków. Porównać czas obliczeń i wyniki różnych metod.</text:p>
      <text:p text:style-name="P29"/>
      <text:p text:style-name="P29"/>
      <text:p text:style-name="P22"/>
      <text:p text:style-name="P20">Dokumentacja wstępna</text:p>
      <text:p text:style-name="P22"/>
      <text:p text:style-name="P23">Problem znalezienia rozłącznych grup<text:span text:style-name="T1"> odcinków</text:span> możemy rozbić na dwa niezależne problemy<text:span text:style-name="T1">. Pierwszym z nich jest znalezienie relacji łączących odcinki, czyli znalezienia wszystkich przecięć odcinków na płaszczyźnie. Następnie jeśli każdy odcinek potraktujemy jak wierzchołek grafu zaś relację łączenia zamienimy na połączenie dwóch odcinków krawędzią, to znalezienie rozłącznych grup odcinków będzie równoważne ze znalezieniem wszystkich składowch spójnych tak stworzonego grafu.</text:span></text:p>
      <text:p text:style-name="P23"/>
      <text:p text:style-name="P30">Do rozwiązania tego problemu użytkownikowi zostanie udostępniona klasa PlanarIntersections. Udostępnia ona metody readSingleSegment() oraz readSegmentsList() umożliwiające wczytanie danych dla których problem ma być rozwiązany. Metody setIntersectionAlgorithm() oraz setGraphAlgorithm() pozwalają użytkownikowi wybranie metody za pomocą której zostaną rozwiązane poszczególne algorytmy. Po wpisaniu do struktury danych i wybraniu odpowiednich algorytmów użytkownik może otrzymać rozwiązanie za pomocą metody solve(), która zwraca wektor zawierający przynależność każdego z odcinków do jednej ze wspólnych składowych.</text:p>
      <text:p text:style-name="P24"/>
      <text:p text:style-name="P30">Informacje na temat zapisanych odcinków przechowywane są w klasie Segment. Zawiera ona informacje o współrzędnych punktów początku oraz końca odcinka, a także współrzędne wektora AB. Najważniejszą metodą tej klasy jest metoda intersect(), która pozwala określic czy i gdzie dwa odcinki się przecinają. Dodatkowo udostępnia metody służące do generacji losowych odcinków o podanych właściwościach takich jak: szerokość i wysokość obszaru na którym mają się pojawić oraz średnia długość odcinka (w metryce Manhattan). Na potrzeby jednego z algorytmów klasa Segment udostępnia również metody zwracające obiekt przechowujący informacje o początkowym punkcie lub końcu odcinka.</text:p>
      <text:p text:style-name="P24"/>
      <text:p text:style-name="P25">Dodatkową klasą ułatwiającą prezentację danych jest klasa Point, która symbolizuje pojedynczy punkt płaszczyzny. Udostępnia ona metody pozwalające określić rodzaj punktu (początek, koniec odcinka albo punkt przecięcia dwóch odcinków). Metoda getSegments() pozwala dodatkowo otrzymać liste odcinków do których należy ten punkt. </text:p>
      <text:p text:style-name="P24"/>
      <text:p text:style-name="P21"/>
      <text:p text:style-name="P50">Problem 1. Znalezienie przecięć odcinków na płaszczyźnie.</text:p>
      <text:p text:style-name="P31"><text:span text:style-name="T26"/></text:p>
      <text:p text:style-name="P31"><text:span text:style-name="T26">Algorytm 1.</text:span> Przeszukiwanie naiwne - algorytm polegający na sprawdzeniu każdej pary odcinków i jeśli się przecinają to dodanie ich punktu przecięcia do wektora przecięć. <text:span text:style-name="T2">Dokładna ilość sprawdzeń <text:s/>przecięć odcinków wynosi n(n - 2)/2. Zatem niezależnie od rodzaju danych złożoność tego algorytmu wynosi O(n^2).</text:span></text:p>
      <text:p text:style-name="P26"/>
      <text:p text:style-name="P49">Pseudokod:</text:p>
      <text:p text:style-name="P26"/>
      <text:p text:style-name="P27">Point* findNaiveIntersections(Segment s[])</text:p>
      <text:p text:style-name="P27">{</text:p>
      <text:p text:style-name="P27"><text:tab/>Point intersections[];</text:p>
      <text:p text:style-name="P27"><text:tab/>double x, y;</text:p>
      <text:p text:style-name="P27"><text:tab/>for( Segment s1 : s)</text:p>
      <text:p text:style-name="P27"><text:tab/><text:tab/>for( Segment s2 : s)</text:p>
      <text:p text:style-name="P27"><text:tab/><text:tab/><text:tab/>if( s1.intersect(s2, x, y) ) <text:s text:c="2"/>intersections.push_back( Point(x, y) );</text:p>
      <text:p text:style-name="P27"><text:tab/>return intersections;</text:p>
      <text:p text:style-name="P27">}</text:p>
      <text:p text:style-name="P27"/>
      <text:p text:style-name="P27"><text:span text:style-name="T26">Algorytm 2.</text:span> Dekompozycja wymiarowa - ulepszenie algorytmu naiwnego. Na początku rzutujemy wszystkie odcinki na jedną z osi układu współrzędnych i sortujemy je <text:s/>rosnąco po współrzędnej leżącej na tej osi. Następnie podążamy następującym schematem:</text:p>
      <text:p text:style-name="P27"/>
      <text:p text:style-name="P28">Rozpoczynamy z pustym zbiorem otwartych odcinków i posortowaną tablicą punktów. Kolejno wybieramy punkty z posortowanej tablicy. Jeśli punkt jest początkiem odcinka to dodajemy ten odcinek do zbioru otwartych odcinków i sprawdzamy czy nie przecina się z żadnym ze znajdujących się tam odcinków, a jeśli tak to <text:s/>dodajemy ich punkt przecięcia do zbioru przecięć. Jeśli punkt jest końcem odcinka to usuwamy ten odcinek ze zbioru otwartych odcinków. Algorytm ten składa się z dwóch części: sortowania oraz sprawdzania kolizji. <text:span text:style-name="T3">Sortowanie za pomocą quicksorta ma złożoność oczekiwaną O(n log n). W skrajnych przypadkach O( n^2 ). Następnie należy określić złożoność samego sprawdzania przecinania się odcinków. Ilość wykonywanych porównań będzie proporcjonalna do kwadratu średniej ilości odcinków przeciętych przez dowolną linię prostopadłą do osi układu. Ta liczba jest wprost proporcjonalna do liczby wszystkich odcinków zatem ten algorytm również ma złożoność O(n^2) jednak faktyczna ilośc operacji będzie dla naturalnych przypadków znacznie mniejsza od algorytmu naiwnego, ponieważ zwykle porównywane ze sobą będzie około (a/b) * n odcinków gdzie a i b to wymiary minimalnego prostokąta ograniczającego wszystkie odcinki i a &lt; b.</text:span></text:p>
      <text:p text:style-name="P28"/>
      <text:p text:style-name="P32">Pseudokod:</text:p>
      <text:p text:style-name="P28"/>
      <text:p text:style-name="P32">Point* findDecompositionIntersections(Segment s[])</text:p>
      <text:p text:style-name="P32">{</text:p>
      <text:p text:style-name="P32"><text:tab/>Point intersections[];</text:p>
      <text:p text:style-name="P32"><text:tab/>Segment openedSegments[];</text:p>
      <text:p text:style-name="P32"><text:tab/>Point points[];</text:p>
      <text:p text:style-name="P35"><text:tab/>double x,y;</text:p>
      <text:p text:style-name="P32"><text:tab/>for( Segment s1 : s)</text:p>
      <text:p text:style-name="P32"><text:tab/>{</text:p>
      <text:p text:style-name="P32"><text:tab/><text:tab/>points.push_back(s1.getBeginning()); </text:p>
      <text:p text:style-name="P32"><text:tab/><text:tab/>points.push_back(s1.getEnd());</text:p>
      <text:p text:style-name="P32"><text:tab/>}</text:p>
      <text:p text:style-name="P32"><text:tab/>sort(points.begin(), points.end(), greater() );</text:p>
      <text:p text:style-name="P32"><text:soft-page-break/><text:tab/>for( p : points)</text:p>
      <text:p text:style-name="P32"><text:tab/>{</text:p>
      <text:p text:style-name="P33"><text:span text:style-name="T4"><text:tab/><text:tab/>Segment currentSegment = p.getSegment();</text:span><text:tab/><text:tab/></text:p>
      <text:p text:style-name="P33"><text:span text:style-name="T4"><text:tab/><text:tab/></text:span>if( p.isBeginning() )</text:p>
      <text:p text:style-name="P32"><text:tab/><text:tab/>{</text:p>
      <text:p text:style-name="P35"><text:tab/><text:tab/><text:tab/>for( Segment s1 : openedSegments )</text:p>
      <text:p text:style-name="P35"><text:tab/><text:tab/><text:tab/><text:tab/>if( currentSegment.intersects( s1, x, y )</text:p>
      <text:p text:style-name="P35"><text:tab/><text:tab/><text:tab/><text:tab/><text:tab/>intersections.push_back(Point(x,y));</text:p>
      <text:p text:style-name="P35"><text:tab/><text:tab/><text:tab/>openedSegments.push_back( currentSegment );</text:p>
      <text:p text:style-name="P35"><text:tab/><text:tab/>}</text:p>
      <text:p text:style-name="P35"><text:tab/><text:tab/>if( p.isEnd() )</text:p>
      <text:p text:style-name="P35"><text:tab/><text:tab/>{</text:p>
      <text:p text:style-name="P35"><text:tab/><text:tab/><text:tab/>intersections.delete( currentSegment );</text:p>
      <text:p text:style-name="P35"><text:tab/><text:tab/>}</text:p>
      <text:p text:style-name="P35"><text:tab/>}</text:p>
      <text:p text:style-name="P35"><text:tab/>return intersections;</text:p>
      <text:p text:style-name="P35">}</text:p>
      <text:p text:style-name="P35"/>
      <text:p text:style-name="P36"><text:span text:style-name="T26">Algorytm 3. </text:span>Algorytm Ottman-Bentley.<text:span text:style-name="T6"> </text:span>Jest to bardzo dobrze opisany algorytm opraty o sweep line. <text:span text:style-name="T6">Wszystkie przecięcia znajdą się w stworzonej tablicy przecięć. </text:span>Na początku inicjalizujemy kolejkę priorytetową Q, której priorytetem jest jedna ze współrzędnych i która zawierać w sobie będzie wszystkie punkty początkowe i końcowe odcinków. Dodatkowo tworzymy, początkowo puste samobalansujące się drzewo T, uporządkowane wg drugiej współrzędnej, które będzie przechowywało "otwarte" odcinki.<text:span text:style-name="T6"> Następnie póki w kolejce Q znajdują się jakieś punkty usuwamy z niej punkt p o najniższej współrzędnej porządkującej kolejkę i zależnie od własności punktu wykonujemy różne akcje:</text:span></text:p>
      <text:list xml:id="list9169612774135621974" text:style-name="L1">
        <text:list-item>
          <text:p text:style-name="P1">jeśli punkt jest początkiem odcinka <text:span text:style-name="T5">to dodajemy go do drzewa T. Znajdujemy (jeśli istnieją) punkty r i s znajdujące się z bezpośrednim sąsiedztwie punktu p. Spradzamy czy punkty przecięcia odcinków dla punktów rp i ps mogą zostać umieszczone do kolejki Q za punktem p. Jeśli tak to dodajemy je do kolejki priorytetowej Q oraz tablicy przecięć. Dodatkowo jeśli w kolejce Q istnieje przecięcie punktów r i s to usuwamy je.</text:span></text:p>
        </text:list-item>
        <text:list-item>
          <text:p text:style-name="P2">jeśli punkt p jest końcem odcinka to usuwamy ten punkt z drzewa T. Znajdujemy (jeśli istnieją) punkty r i s, które przed usunięciem <text:s/>były bezpośrednimi sąsiadami p i jesli przecięcie odcinków dla punktów rs istnieje i można je umieścić do kolejki Q za punkt p, to umieszczamy je tam.</text:p>
        </text:list-item>
        <text:list-item>
          <text:p text:style-name="P3">jeśli punkt p jest punktem przecięcia dwóch odcinków <text:span text:style-name="T6">r oraz u </text:span>to <text:span text:style-name="T6">dodajemy go do tablicy wszystkich przecięć. Jeśli tak to znajdujemy bezpośrednich sąsiadów s oraz t punktów r oraz u. Następne zamieniamy miejscami w drzewie punkty r oraz u. Usuwamy z kolejki Q punkty przecięć odcinków rs oraz tu, a jeśli istnieją przecięcia rt lub su to dodajemy je do kolejki Q.</text:span></text:p>
        </text:list-item>
      </text:list>
      <text:p text:style-name="P37"/>
      <text:p text:style-name="P38">Po opróżnieniu kolejki Q w tablicy przecięć znajdą się wszystkie punkty przecięć odcinków. </text:p>
      <text:p text:style-name="P39"/>
      <text:p text:style-name="P39">Podczas wykonywania się algorytmu w kolejce Q w dowolnym momencie mogą znajdować się tylko końce odcinków oraz punkty przecięć sąsiadujących ze sobą odcinków. Zatem nie będzie w niej więcej niż 3n - 1 elementów. Wszystkich elementów w kolejce Q, którymi będziemy się zajmować będzie 2n + k, gdzie n to ilość odcinków a k przecięć między odcinkami. <text:span text:style-name="T27">Kolejkę Q również realizujemy jako binarne, samobalansujące się drzewo. </text:span>Operacje związane z dowolnym punktem wykonują się w czasie logarytmicznym, zatem złożoność tego algorytmu można przybliżyć jako : O( (n+k) log n ). Będzie to (n log n) dla małych k oraz O( n^2 log n ) dla gęstych <text:span text:style-name="T27">układów odcinków na płaszczyźnie.</text:span></text:p>
      <text:p text:style-name="P39"/>
      <text:p text:style-name="P39"><text:soft-page-break/>Pseudokod:</text:p>
      <text:p text:style-name="P39"/>
      <text:p text:style-name="P48">Point* findOttmanBentleyIntersections( Segment s[] )</text:p>
      <text:p text:style-name="P40"><text:tab/>priority_queue Q;<text:tab/>//sorted by x-coordinate</text:p>
      <text:p text:style-name="P40"><text:tab/>BST_tree T;<text:tab/><text:tab/>//sorted by y-coordinate</text:p>
      <text:p text:style-name="P40"><text:tab/>Point[] intersections;</text:p>
      <text:p text:style-name="P40"/>
      <text:p text:style-name="P40"><text:tab/><text:span text:style-name="T3">for( Segment s1 : s)</text:span></text:p>
      <text:p text:style-name="P34"><text:tab/>{</text:p>
      <text:p text:style-name="P34"><text:tab/><text:tab/><text:span text:style-name="T21">Q</text:span>.push_back(s1.getBeginning()); </text:p>
      <text:p text:style-name="P34"><text:tab/><text:tab/><text:span text:style-name="T21">Q</text:span>.push_back(s1.getEnd());</text:p>
      <text:p text:style-name="P34"><text:tab/>}</text:p>
      <text:p text:style-name="P34"/>
      <text:p text:style-name="P40"><text:tab/>while( ! Q.isEmpty() )</text:p>
      <text:p text:style-name="P40"><text:tab/>{</text:p>
      <text:p text:style-name="P40"><text:tab/><text:tab/>Point p = Q.popMin();</text:p>
      <text:p text:style-name="P40"><text:tab/><text:tab/>if( p.isBeginning() ) {</text:p>
      <text:p text:style-name="P40"><text:tab/><text:tab/><text:tab/>Segment segE = p.getSegment();</text:p>
      <text:p text:style-name="P40"><text:tab/><text:tab/><text:tab/>T.insert( segE );</text:p>
      <text:p text:style-name="P40"><text:tab/><text:tab/><text:tab/>Segment segA = T.get_prev( segE );</text:p>
      <text:p text:style-name="P40"><text:tab/><text:tab/><text:tab/>Segement segB = T.get_next( segE );</text:p>
      <text:p text:style-name="P40"><text:tab/><text:tab/><text:tab/>if( segE.intersect( segA, x, y) ) Q.insert( Point(x, y) );</text:p>
      <text:p text:style-name="P40"><text:tab/><text:tab/><text:tab/>if( segE.intersect( segB, x, y) ) Q.insert( Point(x, y) );</text:p>
      <text:p text:style-name="P40"><text:tab/><text:tab/><text:tab/>if( segA.intersect( segB, x, y) ) Q.delete( Ponit(x, y) );<text:tab/><text:tab/></text:p>
      <text:p text:style-name="P40"><text:tab/><text:tab/>}<text:tab/></text:p>
      <text:p text:style-name="P40"><text:tab/><text:tab/>else if( p.isEnd() ){</text:p>
      <text:p text:style-name="P40"><text:tab/><text:tab/><text:tab/>Segment segE = p.getSegment();</text:p>
      <text:p text:style-name="P40"><text:tab/><text:tab/><text:tab/>Segment segA = T.get_prev( segE );</text:p>
      <text:p text:style-name="P40"><text:tab/><text:tab/><text:tab/>Segement segB = T.get_next( segE );</text:p>
      <text:p text:style-name="P40"><text:tab/><text:tab/><text:tab/>T.delete( segE );</text:p>
      <text:p text:style-name="P40"><text:tab/><text:tab/><text:tab/>if( segA.intersect( segB, x, y) ) Q.insert( Ponit(x, y) );</text:p>
      <text:p text:style-name="P40"><text:tab/><text:tab/>} else { //point is an intersections</text:p>
      <text:p text:style-name="P41"><text:tab/><text:tab/><text:tab/><text:span text:style-name="T22">intersections.push_back( p );</text:span></text:p>
      <text:p text:style-name="P41"><text:span text:style-name="T22"><text:tab/><text:tab/><text:tab/></text:span>Segment segE1, segE2 = p.getSegments();</text:p>
      <text:p text:style-name="P43"><text:tab/><text:tab/><text:tab/>Segment segA = T.get_prev( segE1 );</text:p>
      <text:p text:style-name="P43"><text:tab/><text:tab/><text:tab/>Segment segB = T.get_next( segE2 );</text:p>
      <text:p text:style-name="P43"><text:tab/><text:tab/><text:tab/>T.swap( segE1, segE2 );</text:p>
      <text:p text:style-name="P43"><text:tab/><text:tab/><text:tab/><text:span text:style-name="T21">f( segE</text:span>1<text:span text:style-name="T21">.intersect( seg</text:span>B<text:span text:style-name="T21">, x, y) ) Q.insert( Point(x, y) );</text:span></text:p>
      <text:p text:style-name="P41"><text:tab/><text:tab/><text:tab/>if( segE<text:span text:style-name="T22">2</text:span>.intersect( seg<text:span text:style-name="T22">A</text:span>, x, y) ) Q.insert( Point(x, y) );</text:p>
      <text:p text:style-name="P41"><text:tab/><text:tab/><text:tab/>if( seg<text:span text:style-name="T22">E1</text:span>.intersect( seg<text:span text:style-name="T22">A</text:span>, x, y) ) Q.delete( Ponit(x, y) );<text:tab/></text:p>
      <text:p text:style-name="P41"><text:span text:style-name="T22"><text:tab/><text:tab/><text:tab/></text:span>if( seg<text:span text:style-name="T22">E2</text:span>.intersect( segB, x, y) ) Q.delete( Ponit(x, y) );</text:p>
      <text:p text:style-name="P43"><text:tab/><text:tab/>}</text:p>
      <text:p text:style-name="P41"><text:span text:style-name="T22"><text:tab/>}</text:span><text:tab/></text:p>
      <text:p text:style-name="P42"><text:tab/><text:span text:style-name="T22">return intersections;</text:span><text:tab/><text:tab/> </text:p>
      <text:p text:style-name="P48">}</text:p>
      <text:p text:style-name="P41"/>
      <text:p text:style-name="P8"/>
      <text:p text:style-name="P53">Podsumowanie algorytmów do znajdowania przecięć</text:p>
      <text:p text:style-name="P7"/>
      <text:p text:style-name="P47"><text:span text:style-name="T8">Dane wygenerowane do testowania można podzielić na dwa rodzaje ze względu na gęstość występowania odcinków. Celem programu jest znalezienie wszystkich przecięć między odcinkami, więc dla ciasno upakowanych odcinków ilość ich przecięć będzie proporcjonalna do kwadratu ich ilości. Wtedy najszybszym algorytmem powinien być algorytm nawiny, który wykona podobną ilość sprawdzeń przecięć pomiędzy odcinkami co pozostałe algorytmy, pozbawiony jest jednak początkowego sortowania. </text:span><text:span text:style-name="T12">Im mniej na danej płaszczyźnie znajduje się przecięć pomiedzy odcinkami tym szybciej w porównaniu do algorytmu naiwnego działać będą pozostałe dwa algorytmy, które dla bardzo małych k ( ilości przecięć odcinków ) będa osiągać złożoność rzędu O( nlogn ). Najszybciej z tych trzech algorytmów powinien działać algorytm Ottman-Bentley. Jego wadą jednak jest największa złożoność pamięciowa oraz trudna implementacja.</text:span></text:p>
      <text:p text:style-name="P51">Problem 2. Znalezienie spójnych składowych grafu.</text:p>
      <text:p text:style-name="P41"/>
      <text:p text:style-name="P44"><text:span text:style-name="T19">Algorytm </text:span><text:span text:style-name="T20">4</text:span><text:span text:style-name="T19">. </text:span><text:span text:style-name="T18">BFS - d</text:span><text:span text:style-name="T8">anymi wejściowymi dla algorytmu jest reprezentacja grafu w postaci </text:span><text:span text:style-name="T16">listy sąsiedztwa wierzchołkó</text:span><text:span text:style-name="T17">w</text:span><text:span text:style-name="T7"> </text:span><text:span text:style-name="T8">oraz </text:span><text:span text:style-name="T13">tablica wierzchołków. Tworzymy tablicę określającą czy dany wierzchołek został odwiedzony. Na początku żaden wierzchołek nie jest odwiedzony. Dodatkowo tworzymy zmienną current_group oznaczającą numer grupy do której nalezy dany wierzchołek inicjalizowaną zerem. Dla każdego wierzchołka grafu sprawdzamy czy został odwiedzony. Jeśli tak to przechodzimy do następnego wierzchołka. Jeśli nie to dodajemy go do kolejki FIFO Q i ustawiamy jego grupę na wartość zmiennej current_group. Następnie póki kolejka nie jest pusta usuwamy z niej najwcześniej dodany wierzchołek p i każdego jego nieodwiedzonego sąsiada ustalamy jako odwiedzonego, dodajemy do kolejki Q oraz ustawiamy mu wartość grupy na current_group. Po opróżnieniu kolejki Q podnosimy o 1 wartość zmiennej current_group.</text:span><text:span text:style-name="T9"> W najgorszym przypadku przeszukiwanie wszerz musi przebyć wszystkie krawędzie prowadzące do wszystkich węzłów, złożonośc czasowa przeszukiwania wszerz wynosi O( n + k ), gdzie n to ilość odcinków, a k to ilość ich przecięć. Dla gęstych odcinków będzie ona wynosić O( n^2 ).</text:span></text:p>
      <text:p text:style-name="P15"/>
      <text:p text:style-name="P5">Pseudokod:</text:p>
      <text:p text:style-name="P5"><text:tab/></text:p>
      <text:p text:style-name="P6">void findBFSComponents( Segment&amp; segments[] )</text:p>
      <text:p text:style-name="P6">{</text:p>
      <text:p text:style-name="P6"><text:tab/><text:span text:style-name="T23">bool visited[];<text:tab/>//initially all are false</text:span></text:p>
      <text:p text:style-name="P16"><text:tab/>fifo_queue <text:span text:style-name="T28">Q</text:span>;</text:p>
      <text:p text:style-name="P16"><text:tab/>int group_index;</text:p>
      <text:p text:style-name="P16"><text:tab/>for( Segment s : segments )</text:p>
      <text:p text:style-name="P16"><text:tab/>{</text:p>
      <text:p text:style-name="P16"><text:tab/><text:tab/>int index = s.getIndex();</text:p>
      <text:p text:style-name="P16"><text:tab/><text:tab/>if( visited[index] ) continue;</text:p>
      <text:p text:style-name="P16"/>
      <text:p text:style-name="P16"><text:tab/><text:tab/><text:span text:style-name="T28">Q</text:span>.push();</text:p>
      <text:p text:style-name="P16"><text:tab/><text:tab/>++group_index;</text:p>
      <text:p text:style-name="P5"><text:tab/><text:span text:style-name="T23"><text:tab/>visited[index] = true;</text:span></text:p>
      <text:p text:style-name="P16"><text:tab/><text:tab/>s.setGroup( group_index );</text:p>
      <text:p text:style-name="P16"><text:tab/><text:tab/>while(!<text:span text:style-name="T28">Q</text:span>.empty())</text:p>
      <text:p text:style-name="P16"><text:tab/><text:tab/>{</text:p>
      <text:p text:style-name="P16"><text:tab/><text:tab/><text:tab/>Segment segA = <text:span text:style-name="T28">Q</text:span>.front();</text:p>
      <text:p text:style-name="P16"><text:tab/><text:tab/><text:tab/>index = s.getIndex();</text:p>
      <text:p text:style-name="P16"><text:tab/><text:tab/><text:tab/>Segment * neighbours = s.getNeighbours();</text:p>
      <text:p text:style-name="P16"><text:tab/><text:tab/><text:tab/>for( Segment n : neighbours )</text:p>
      <text:p text:style-name="P16"><text:tab/><text:tab/><text:tab/>{</text:p>
      <text:p text:style-name="P16"><text:tab/><text:tab/><text:tab/><text:tab/>if( visited[n.getIndex()] ) continue;</text:p>
      <text:p text:style-name="P16"><text:tab/><text:tab/><text:tab/><text:tab/></text:p>
      <text:p text:style-name="P16"><text:tab/><text:tab/><text:tab/><text:tab/>visited[n.getIndex()] = true;</text:p>
      <text:p text:style-name="P16"><text:tab/><text:tab/><text:tab/><text:tab/><text:span text:style-name="T28">Q</text:span>.push( n );</text:p>
      <text:p text:style-name="P16"><text:tab/><text:tab/><text:tab/><text:tab/>n-&gt;setGroup(group_index);</text:p>
      <text:p text:style-name="P16"><text:tab/><text:tab/><text:tab/>}</text:p>
      <text:p text:style-name="P16"><text:tab/><text:tab/><text:tab/><text:span text:style-name="T28">Q</text:span>.pop();</text:p>
      <text:p text:style-name="P16"><text:tab/><text:tab/>}</text:p>
      <text:p text:style-name="P16"><text:tab/>}</text:p>
      <text:p text:style-name="P16">}</text:p>
      <text:p text:style-name="P15"/>
      <text:p text:style-name="P43"><text:span text:style-name="T14"/></text:p>
      <text:p text:style-name="P52"><text:span text:style-name="T14">Algorytm </text:span><text:span text:style-name="T15">5</text:span><text:span text:style-name="T14">.</text:span><text:span text:style-name="T10"> Znajdowanie składowych spójnych za pomocą list rozłącznych. Na początku dla każdego wierzchołka grafu tworzymy oddzielną listę. Następnie dla każdej krawędzi sprawdzamy czy dwa wierzchołki należą do różnych list. Jeśli tak to łaczymy te listy. Na koniec otrzymujemy zbiór list grafów rozłącznych. W dobrze zaimplementowanej liście rozłącznej wszystkie te operacje mają złożoność O(a(n)), gdzie a(n) to wolno-rosnąca odwrotność funkcji Ackermann'a. Zatem złożoność tego algorytmu to: O( (n + k)a(n) ).</text:span></text:p>
      <text:p text:style-name="P4"/>
      <text:p text:style-name="P45"><text:span text:style-name="T10">P</text:span><text:span text:style-name="T8">seudokod:</text:span></text:p>
      <text:p text:style-name="P5"><text:tab/></text:p>
      <text:p text:style-name="P5">void findUnionSetComponents( Segment&amp; segments[], Point intersections[] )</text:p>
      <text:p text:style-name="P5">{</text:p>
      <text:p text:style-name="P5"><text:tab/>union_set graph;</text:p>
      <text:p text:style-name="P5"><text:tab/>for( Segment s : segments )</text:p>
      <text:p text:style-name="P5"><text:tab/><text:tab/>graph.makeSet( s );</text:p>
      <text:p text:style-name="P5"><text:tab/></text:p>
      <text:p text:style-name="P5"><text:tab/>for( Point p : intersections )</text:p>
      <text:p text:style-name="P5"><text:tab/>{</text:p>
      <text:p text:style-name="P45"><text:span text:style-name="T8"><text:tab/><text:tab/></text:span><text:span text:style-name="T11">Segment segA, segB = p.getSegments();</text:span></text:p>
      <text:p text:style-name="P6"><text:tab/><text:tab/>if( graph.find( segA ) != graph.find( segB ) ) {</text:p>
      <text:p text:style-name="P6"><text:tab/><text:tab/><text:tab/>graph.union( find( segA ), find( segB ) );</text:p>
      <text:p text:style-name="P6"><text:tab/><text:tab/>}</text:p>
      <text:p text:style-name="P6"><text:tab/>}</text:p>
      <text:p text:style-name="P6"/>
      <text:p text:style-name="P6"><text:tab/>int index = 0;</text:p>
      <text:p text:style-name="P6"><text:tab/>for( Set current_set : graph.getSets() )</text:p>
      <text:p text:style-name="P6"><text:tab/>{</text:p>
      <text:p text:style-name="P6"><text:tab/><text:tab/>for( Segment s : current_set )</text:p>
      <text:p text:style-name="P6"><text:tab/><text:tab/><text:tab/>s.setGroupIndex( index );</text:p>
      <text:p text:style-name="P6"><text:tab/></text:p>
      <text:p text:style-name="P6"><text:tab/><text:tab/>++index;</text:p>
      <text:p text:style-name="P6"><text:tab/>}</text:p>
      <text:p text:style-name="P6">}<text:tab/><text:tab/> </text:p>
      <text:p text:style-name="P6"/>
      <text:p text:style-name="P6"/>
      <text:p text:style-name="P46"><text:span text:style-name="T8">Widać zatem, że dla opisanego wyżej problemu znacznie bardziej wymagającym obliczeniowo zadaniem jest znalezienie przecięć odcinków. Złożoność całego algorytmu będzie zatem określona poprzez złożoność algorytmu wybranego do znalezienia przecięć odcinków na płaszczyźnie. </text:span></text:p>
      <text:p text:style-name="P9"/>
      <text:p text:style-name="P18">Podsumowanie algorytmów do znajdowania składowych spójnych grafów</text:p>
      <text:p text:style-name="P10"/>
      <text:p text:style-name="P11">Do znalezienia składowych spójnych <text:span text:style-name="T24">grafu lepszym algorytmem jest algorytm BFS, który dla tej samej złożoności pamieciowej zapewnia lepszą złożość obliczeniową. Algorytm oparty o listy rozłączne pozwala jednak na znacznie szybsze kontrolowanie stanu składowych spójnych grafu podczas dodawania i usuwania z niego odcinków. Różnią się również wymaganym przedstawieniem grafu potrzebnym do ich sprawnego działania. Algorytm BFS oczekuje, że każdy wierzchołek będzie posiadał listę swoich sąsiadów. Natomiast jako dane do algorytmu opartego o listy rozłączne podajemy ilość wierzchołków oraz listę wszystkich ich przecięć. </text:span></text:p>
      <text:p text:style-name="P11"/>
      <text:p text:style-name="P11"/>
      <text:p text:style-name="P12"/>
      <text:p text:style-name="P54">Podsumowanie</text:p>
      <text:p text:style-name="P12"/>
      <text:p text:style-name="P12">Do znalezienia najlepszego <text:span text:style-name="T29">rozwiązania</text:span> problemu przetestowane zostaną następujące połączenia algorytmów : </text:p>
      <text:p text:style-name="P12"/>
      <text:p text:style-name="P12">Algorytm 1 + Algorytm 4 -&gt; spodziewana złożoność O( n^2 )</text:p>
      <text:p text:style-name="P12"/>
      <text:p text:style-name="P12">Algorytm 2 + Algorytm 4 -&gt; spodziewana złożoność O( n^2 )<text:span text:style-name="T25">, O( n logn ) dla rzadkiego rozmieszczenia odcinków</text:span></text:p>
      <text:p text:style-name="P12"/>
      <text:p text:style-name="P12">Algorytm 3 + Algorytm 4 -&gt; spodziewana złożoność O( nlogn ) dla rzadkiego rozmieszczenia odcinków oraz O( n^2 log n ) dla gęstego</text:p>
      <text:p text:style-name="P12"/>
      <text:p text:style-name="P13">Algorytm 1 + Algorytm <text:span text:style-name="T25">5</text:span> -&gt; spodziewana złożoność O( n^2 )</text:p>
      <text:p text:style-name="P13"/>
      <text:p text:style-name="P13">Algorytm 2 + Algorytm <text:span text:style-name="T25">5</text:span> -&gt; spodziewana złożoność O( n^2 )<text:span text:style-name="T25">, O( n logn ) dla rzadkiego rozmieszczenia odcinków</text:span></text:p>
      <text:p text:style-name="P13"/>
      <text:p text:style-name="P13">Algorytm 3 + Algorytm <text:span text:style-name="T25">5</text:span> -&gt; spodziewana złożoność O( nlogn ) dla rzadkiego rozmieszczenia odcinków oraz O( n^2 log n ) dla gęstego</text:p>
      <text:p text:style-name="P13"/>
      <text:p text:style-name="P14">Widać zatem, że niezależnie czy używamy algorytmu 4 czy 5 spodziewana złożoność obliczeniowa się nie zmienia. Mimo tego<text:span text:style-name="T29">,</text:span> rozwiązania zawierające algorytm 5 powinny działać nieznacznie wolniej od tych korzystajacych z algorytmu 4.</text:p>
      <text:p text:style-name="P14"/>
      <text:p text:style-name="P17">Dla losowo generowanych danych połączeniem najszybciej generującym poprawne rozwiązanie powinno się okazać : algorytm 3 + algorytm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22:29:06.272704448</meta:creation-date>
    <dc:date>2016-12-09T01:54:34.924664669</dc:date>
    <meta:editing-duration>PT1H41M15S</meta:editing-duration>
    <meta:editing-cycles>6</meta:editing-cycles>
    <meta:generator>LibreOffice/5.1.4.2$Linux_X86_64 LibreOffice_project/10m0$Build-2</meta:generator>
    <meta:document-statistic meta:table-count="0" meta:image-count="0" meta:object-count="0" meta:page-count="8" meta:paragraph-count="174" meta:word-count="2103" meta:character-count="14942" meta:non-whitespace-character-count="12742"/>
  </office:meta>
</office:document-meta>
</file>